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26918" officeooo:paragraph-rsid="00026918" style:font-weight-asian="bold" style:font-weight-complex="bold"/>
    </style:style>
    <style:style style:name="P2" style:family="paragraph" style:parent-style-name="Standard">
      <style:paragraph-properties fo:text-align="left" style:justify-single-word="false"/>
      <style:text-properties style:text-underline-style="none" fo:font-weight="normal" officeooo:rsid="00026918" officeooo:paragraph-rsid="00026918" style:font-weight-asian="normal" style:font-weight-complex="normal"/>
    </style:style>
    <style:style style:name="P3" style:family="paragraph" style:parent-style-name="Standard" style:list-style-name="L1">
      <style:paragraph-properties fo:text-align="left" style:justify-single-word="false"/>
      <style:text-properties style:text-underline-style="none" fo:font-weight="normal" officeooo:rsid="00026918" officeooo:paragraph-rsid="00026918" style:font-weight-asian="normal" style:font-weight-complex="normal"/>
    </style:style>
    <style:style style:name="P4" style:family="paragraph" style:parent-style-name="Standard" style:list-style-name="L1">
      <style:paragraph-properties fo:text-align="left" style:justify-single-word="false" style:writing-mode="lr-tb" style:writing-mode-automatic="false"/>
      <style:text-properties style:text-underline-style="none" fo:font-weight="normal" officeooo:rsid="00026918" officeooo:paragraph-rsid="00026918" style:font-weight-asian="normal" style:font-weight-complex="normal"/>
    </style:style>
    <style:style style:name="P5" style:family="paragraph" style:parent-style-name="Standard" style:list-style-name="L1">
      <style:paragraph-properties fo:text-align="left" style:justify-single-word="false"/>
      <style:text-properties style:text-underline-style="none" fo:font-weight="normal" officeooo:rsid="0003914e" officeooo:paragraph-rsid="0003914e" style:font-weight-asian="normal" style:font-weight-complex="normal"/>
    </style:style>
    <style:style style:name="P6" style:family="paragraph" style:parent-style-name="Standard" style:list-style-name="L1">
      <style:paragraph-properties fo:text-align="left" style:justify-single-word="false" style:writing-mode="lr-tb" style:writing-mode-automatic="false"/>
      <style:text-properties style:text-underline-style="none" fo:font-weight="normal" officeooo:rsid="00026918" officeooo:paragraph-rsid="0003914e" style:font-weight-asian="normal" style:font-weight-complex="normal"/>
    </style:style>
    <style:style style:name="P7" style:family="paragraph" style:parent-style-name="Standard" style:list-style-name="L1">
      <style:paragraph-properties fo:text-align="left" style:justify-single-word="false"/>
      <style:text-properties style:text-underline-style="none" fo:font-weight="normal" officeooo:rsid="00026918" officeooo:paragraph-rsid="0003914e" style:font-weight-asian="normal" style:font-weight-complex="normal"/>
    </style:style>
    <style:style style:name="P8" style:family="paragraph" style:parent-style-name="Standard" style:list-style-name="L1">
      <style:paragraph-properties fo:text-align="left" style:justify-single-word="false"/>
      <style:text-properties style:text-underline-style="none" fo:font-weight="normal" officeooo:rsid="00045afd" officeooo:paragraph-rsid="00045afd" style:font-weight-asian="normal" style:font-weight-complex="normal"/>
    </style:style>
    <style:style style:name="T1" style:family="text">
      <style:text-properties officeooo:rsid="0003914e"/>
    </style:style>
    <style:style style:name="T2" style:family="text">
      <style:text-properties officeooo:rsid="00045afd"/>
    </style:style>
    <style:style style:name="T3" style:family="text">
      <style:text-properties officeooo:rsid="0002691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G Spielablauf <text:span text:style-name="T1">in Reihenfolge</text:span></text:p>
      <text:p text:style-name="P2"/>
      <text:list text:style-name="L1">
        <text:list-item>
          <text:p text:style-name="P3">Spieler A <text:span text:style-name="T1">am Zug</text:span>: </text:p>
          <text:list>
            <text:list-item>
              <text:p text:style-name="P3"><text:s/>+<text:span text:style-name="T2">[Menge noch nicht endgültig festgelegt]</text:span> Mana in Vorrat von A</text:p>
            </text:list-item>
            <text:list-item>
              <text:p text:style-name="P3">1 Karte vom Ziehstapel ziehen</text:p>
            </text:list-item>
            <text:list-item>
              <text:p text:style-name="P4">Aktionsmöglichkeit (Karte legen und/oder Aktionskarte nutzen) und/oder Zug beenden</text:p>
            </text:list-item>
            <text:list-item>
              <text:p text:style-name="P3">Angriffsmöglichkeit (wenn <text:span text:style-name="T1">Karte gelegt) und</text:span>/<text:span text:style-name="T1">oder </text:span>Zug beenden</text:p>
            </text:list-item>
            <text:list-item>
              <text:p text:style-name="P5">Spiel endet nach Angriff mit Sieg von Spieler A wenn LP des Gegners &lt;= 0 ; wenn LP des Gegners nach Angriff &gt;= 0: Ende des Zug<text:span text:style-name="T2">s</text:span> von Spieler A</text:p>
            </text:list-item>
          </text:list>
        </text:list-item>
        <text:list-item>
          <text:p text:style-name="P3">Spieler B <text:span text:style-name="T1">am Zug</text:span>:</text:p>
          <text:list>
            <text:list-item>
              <text:p text:style-name="P3">+1 Mana in Vorrat von B</text:p>
            </text:list-item>
            <text:list-item>
              <text:p text:style-name="P3">1 Karte vom Ziehstapel ziehen</text:p>
            </text:list-item>
            <text:list-item>
              <text:p text:style-name="P6">Aktionsmöglichkeit (Karte legen und/oder Aktionskarte nutzen) und/oder Zug beenden</text:p>
            </text:list-item>
            <text:list-item>
              <text:p text:style-name="P7">Angriffsmöglichkeit (wenn <text:span text:style-name="T1">Karte gelegt) und</text:span>/<text:span text:style-name="T1">oder </text:span>Zug beenden</text:p>
            </text:list-item>
            <text:list-item>
              <text:p text:style-name="P5">Zug endet automatisch nach Angriff wenn LP des Gegners &gt;= 0 ; Spiel endet nach Angriff mit Sieg von Spieler B wenn LP des Gegners &lt;= 0 ; <text:span text:style-name="T2">wenn LP des Gegners nach Angriff &gt;= 0: Ende des Zugs von Spieler B</text:span></text:p>
            </text:list-item>
          </text:list>
        </text:list-item>
        <text:list-item>
          <text:p text:style-name="P8">Spieler A am Zug: </text:p>
          <text:list>
            <text:list-item>
              <text:p text:style-name="P8">+[Menge noch nicht endgültig festgelegt]<text:span text:style-name="T3"> Mana in Vorrat von A</text:span></text:p>
            </text:list-item>
            <text:list-item>
              <text:p text:style-name="P8">1 Karte vom Ziehstapel ziehen</text:p>
            </text:list-item>
            <text:list-item>
              <text:p text:style-name="P8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5:12:35.027071900</meta:creation-date>
    <dc:date>2026-02-17T15:42:42.600023300</dc:date>
    <meta:editing-duration>PT5M55S</meta:editing-duration>
    <meta:editing-cycles>1</meta:editing-cycles>
    <meta:document-statistic meta:table-count="0" meta:image-count="0" meta:object-count="0" meta:page-count="1" meta:paragraph-count="17" meta:word-count="178" meta:character-count="963" meta:non-whitespace-character-count="815"/>
    <meta:generator>LibreOffice/26.2.0.3$Windows_X86_64 LibreOffice_project/620$Build-3</meta:generator>
  </office:meta>
</office:document-meta>
</file>